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FF0000" fo:font-size="20pt" style:font-size-asian="20pt" style:font-size-complex="20pt" style:text-underline-type="single" style:text-underline-style="solid" style:text-underline-width="auto" style:text-underline-mode="continuous"/>
    </style:style>
    <style:style style:name="P2" style:parent-style-name="Normal" style:family="paragraph">
      <style:paragraph-properties fo:text-align="center"/>
      <style:text-properties fo:font-size="20pt" style:font-size-asian="20pt" style:font-size-complex="20pt"/>
    </style:style>
    <style:style style:name="T3" style:parent-style-name="Policepardéfaut" style:family="text">
      <style:text-properties fo:font-size="16pt" style:font-size-asian="16pt" style:font-size-complex="16pt"/>
    </style:style>
    <style:style style:name="T4" style:parent-style-name="Policepardéfaut" style:family="text">
      <style:text-properties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 style:parent-style-name="Normal" style:family="paragraph">
      <style:text-properties fo:font-size="16pt" style:font-size-asian="16pt" style:font-size-complex="16pt"/>
    </style:style>
    <style:style style:name="T6"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7" style:parent-style-name="Policepardéfaut" style:family="text">
      <style:text-properties fo:font-size="16pt" style:font-size-asian="16pt" style:font-size-complex="16pt"/>
    </style:style>
    <style:style style:name="T8"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9" style:parent-style-name="Policepardéfaut" style:family="text">
      <style:text-properties fo:font-size="16pt" style:font-size-asian="16pt" style:font-size-complex="16pt"/>
    </style:style>
    <style:style style:name="P10" style:parent-style-name="Paragraphedeliste" style:list-style-name="LFO1" style:family="paragraph">
      <style:text-properties fo:font-size="16pt" style:font-size-asian="16pt" style:font-size-complex="16pt"/>
    </style:style>
    <style:style style:name="P11" style:parent-style-name="Paragraphedeliste" style:list-style-name="LFO1" style:family="paragraph">
      <style:text-properties fo:font-size="16pt" style:font-size-asian="16pt" style:font-size-complex="16pt"/>
    </style:style>
    <style:style style:name="P12" style:parent-style-name="Paragraphedeliste" style:list-style-name="LFO1" style:family="paragraph">
      <style:text-properties fo:font-size="16pt" style:font-size-asian="16pt" style:font-size-complex="16pt"/>
    </style:style>
    <style:style style:name="P13" style:parent-style-name="Normal" style:family="paragraph">
      <style:text-properties fo:font-size="16pt" style:font-size-asian="16pt" style:font-size-complex="16pt"/>
    </style:style>
    <style:style style:name="P14" style:parent-style-name="Normal" style:family="paragraph">
      <style:text-properties fo:font-weight="bold" style:font-weight-asian="bold" style:font-weight-complex="bold" fo:font-size="16pt" style:font-size-asian="16pt" style:font-size-complex="16pt"/>
    </style:style>
    <style:style style:name="P15" style:parent-style-name="Normal" style:family="paragraph">
      <style:text-properties fo:font-size="16pt" style:font-size-asian="16pt" style:font-size-complex="16pt"/>
    </style:style>
    <style:style style:name="P16" style:parent-style-name="Normal" style:family="paragraph">
      <style:text-properties fo:font-size="16pt" style:font-size-asian="16pt" style:font-size-complex="16pt"/>
    </style:style>
    <style:style style:name="P17" style:parent-style-name="Normal" style:family="paragraph">
      <style:text-properties fo:font-size="16pt" style:font-size-asian="16pt" style:font-size-complex="16pt"/>
    </style:style>
    <style:style style:name="P18" style:parent-style-name="Normal" style:family="paragraph">
      <style:text-properties fo:font-weight="bold" style:font-weight-asian="bold" style:font-weight-complex="bold" fo:font-size="16pt" style:font-size-asian="16pt" style:font-size-complex="16pt"/>
    </style:style>
    <style:style style:name="P19" style:parent-style-name="Normal" style:family="paragraph">
      <style:text-properties fo:font-size="16pt" style:font-size-asian="16pt" style:font-size-complex="16pt"/>
    </style:style>
    <style:style style:name="P20" style:parent-style-name="Normal" style:family="paragraph">
      <style:text-properties fo:font-size="16pt" style:font-size-asian="16pt" style:font-size-complex="16pt"/>
    </style:style>
    <style:style style:name="T21" style:parent-style-name="Policepardéfaut" style:family="text">
      <style:text-properties fo:font-size="16pt" style:font-size-asian="16pt" style:font-size-complex="16pt"/>
    </style:style>
    <style:style style:name="T22" style:parent-style-name="Policepardéfaut" style:family="text">
      <style:text-properties style:font-name="Wingdings" style:font-name-asian="Wingdings" style:font-name-complex="Wingdings" fo:font-size="16pt" style:font-size-asian="16pt" style:font-size-complex="16pt"/>
    </style:style>
    <style:style style:name="T23" style:parent-style-name="Policepardéfaut" style:family="text">
      <style:text-properties fo:font-size="16pt" style:font-size-asian="16pt" style:font-size-complex="16pt"/>
    </style:style>
    <style:style style:name="T24" style:parent-style-name="Policepardéfaut" style:family="text">
      <style:text-properties fo:font-size="16pt" style:font-size-asian="16pt" style:font-size-complex="16pt"/>
    </style:style>
    <style:style style:name="P25" style:parent-style-name="Normal" style:family="paragraph">
      <style:text-properties fo:font-size="16pt" style:font-size-asian="16pt" style:font-size-complex="16pt"/>
    </style:style>
    <style:style style:name="P26" style:parent-style-name="Normal" style:family="paragraph">
      <style:text-properties fo:font-size="16pt" style:font-size-asian="16pt" style:font-size-complex="16pt"/>
    </style:style>
    <style:style style:name="T27" style:parent-style-name="Policepardéfaut" style:family="text">
      <style:text-properties fo:font-size="16pt" style:font-size-asian="16pt" style:font-size-complex="16pt"/>
    </style:style>
    <style:style style:name="T28" style:parent-style-name="Policepardéfaut" style:family="text">
      <style:text-properties style:font-name="Wingdings" style:font-name-asian="Wingdings" style:font-name-complex="Wingdings" fo:font-size="16pt" style:font-size-asian="16pt" style:font-size-complex="16pt"/>
    </style:style>
    <style:style style:name="T29" style:parent-style-name="Policepardéfaut" style:family="text">
      <style:text-properties fo:font-size="16pt" style:font-size-asian="16pt" style:font-size-complex="16pt"/>
    </style:style>
    <style:style style:name="P30" style:parent-style-name="Normal" style:family="paragraph">
      <style:text-properties fo:font-size="16pt" style:font-size-asian="16pt" style:font-size-complex="16pt"/>
    </style:style>
    <style:style style:name="P31" style:parent-style-name="Normal" style:family="paragraph">
      <style:text-properties fo:font-size="16pt" style:font-size-asian="16pt" style:font-size-complex="16pt"/>
    </style:style>
    <style:style style:name="P32" style:parent-style-name="Normal" style:family="paragraph">
      <style:text-properties fo:font-size="16pt" style:font-size-asian="16pt" style:font-size-complex="16pt"/>
    </style:style>
    <style:style style:name="P33" style:parent-style-name="Normal" style:family="paragraph">
      <style:text-properties fo:font-size="16pt" style:font-size-asian="16pt" style:font-size-complex="16pt"/>
    </style:style>
    <style:style style:name="P34" style:parent-style-name="Normal" style:family="paragraph">
      <style:text-properties fo:font-size="16pt" style:font-size-asian="16pt" style:font-size-complex="16pt"/>
    </style:style>
    <style:style style:name="P35" style:parent-style-name="Normal" style:family="paragraph">
      <style:text-properties fo:font-size="16pt" style:font-size-asian="16pt" style:font-size-complex="16pt"/>
    </style:style>
    <style:style style:name="P36" style:parent-style-name="Normal" style:family="paragraph">
      <style:text-properties fo:font-size="16pt" style:font-size-asian="16pt" style:font-size-complex="16pt"/>
    </style:style>
    <style:style style:name="P37" style:parent-style-name="Normal" style:family="paragraph">
      <style:text-properties fo:font-size="16pt" style:font-size-asian="16pt" style:font-size-complex="16pt"/>
    </style:style>
    <style:style style:name="P38" style:parent-style-name="Normal" style:family="paragraph">
      <style:text-properties fo:font-size="16pt" style:font-size-asian="16pt" style:font-size-complex="16pt"/>
    </style:style>
    <style:style style:name="P39" style:parent-style-name="Normal" style:family="paragraph">
      <style:text-properties fo:font-size="16pt" style:font-size-asian="16pt" style:font-size-complex="16pt"/>
    </style:style>
    <style:style style:name="P40" style:parent-style-name="Normal" style:family="paragraph">
      <style:paragraph-properties fo:text-indent="0.4916in"/>
      <style:text-properties fo:font-size="16pt" style:font-size-asian="16pt" style:font-size-complex="16pt" style:text-underline-type="single" style:text-underline-style="solid" style:text-underline-width="auto" style:text-underline-mode="continuous"/>
    </style:style>
    <style:style style:name="P41" style:parent-style-name="Normal" style:family="paragraph">
      <style:text-properties fo:font-size="16pt" style:font-size-asian="16pt" style:font-size-complex="16pt"/>
    </style:style>
    <style:style style:name="P42" style:parent-style-name="Normal" style:family="paragraph">
      <style:text-properties fo:font-size="16pt" style:font-size-asian="16pt" style:font-size-complex="16pt"/>
    </style:style>
    <style:style style:name="P43" style:parent-style-name="Normal" style:family="paragraph">
      <style:paragraph-properties style:line-height-at-least="0.1979in" fo:background-color="#FFFFFF"/>
      <style:text-properties fo:hyphenate="true"/>
    </style:style>
    <style:style style:name="T44" style:parent-style-name="Policepardéfaut" style:family="text">
      <style:text-properties fo:font-size="16pt" style:font-size-asian="16pt" style:font-size-complex="16pt"/>
    </style:style>
    <style:style style:name="T45" style:parent-style-name="Policepardéfaut" style:family="text">
      <style:text-properties fo:font-size="16pt" style:font-size-asian="16pt" style:font-size-complex="16pt"/>
    </style:style>
    <style:style style:name="T46" style:parent-style-name="Policepardéfaut" style:family="text">
      <style:text-properties style:font-name="Consolas" style:font-name-asian="Times New Roman" fo:color="#800000" fo:font-size="10.5pt" style:font-size-asian="10.5pt" style:font-size-complex="10.5pt" style:language-asian="fr" style:country-asian="FR"/>
    </style:style>
    <style:style style:name="T47" style:parent-style-name="Policepardéfaut" style:family="text">
      <style:text-properties style:font-name="Consolas" style:font-name-asian="Times New Roman" fo:color="#CD3131" fo:font-size="10.5pt" style:font-size-asian="10.5pt" style:font-size-complex="10.5pt" style:language-asian="fr" style:country-asian="FR"/>
    </style:style>
    <style:style style:name="T48" style:parent-style-name="Policepardéfaut" style:family="text">
      <style:text-properties style:font-name="Consolas" style:font-name-asian="Times New Roman" fo:color="#800000" fo:font-size="10.5pt" style:font-size-asian="10.5pt" style:font-size-complex="10.5pt" style:language-asian="fr" style:country-asian="FR"/>
    </style:style>
    <style:style style:name="T49"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50"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51"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52" style:parent-style-name="Policepardéfaut" style:family="text">
      <style:text-properties style:font-name="Consolas" style:font-name-asian="Times New Roman" fo:color="#0000FF" fo:font-size="10.5pt" style:font-size-asian="10.5pt" style:font-size-complex="10.5pt" style:language-asian="fr" style:country-asian="FR"/>
    </style:style>
    <style:style style:name="T53" style:parent-style-name="Policepardéfaut" style:family="text">
      <style:text-properties style:font-name="Consolas" style:font-name-asian="Times New Roman" fo:color="#800000" fo:font-size="10.5pt" style:font-size-asian="10.5pt" style:font-size-complex="10.5pt" style:language-asian="fr" style:country-asian="FR"/>
    </style:style>
    <style:style style:name="T54"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55" style:parent-style-name="Policepardéfaut" style:family="text">
      <style:text-properties style:font-name="Consolas" style:font-name-asian="Times New Roman" fo:color="#800000" fo:font-size="10.5pt" style:font-size-asian="10.5pt" style:font-size-complex="10.5pt" style:language-asian="fr" style:country-asian="FR"/>
    </style:style>
    <style:style style:name="T56" style:parent-style-name="Policepardéfaut" style:family="text">
      <style:text-properties style:font-name="Consolas" style:font-name-asian="Times New Roman" fo:color="#CD3131" fo:font-size="10.5pt" style:font-size-asian="10.5pt" style:font-size-complex="10.5pt" style:language-asian="fr" style:country-asian="FR"/>
    </style:style>
    <style:style style:name="T57" style:parent-style-name="Policepardéfaut" style:family="text">
      <style:text-properties style:font-name="Consolas" style:font-name-asian="Times New Roman" fo:color="#800000" fo:font-size="10.5pt" style:font-size-asian="10.5pt" style:font-size-complex="10.5pt" style:language-asian="fr" style:country-asian="FR"/>
    </style:style>
    <style:style style:name="P58" style:parent-style-name="Normal" style:family="paragraph">
      <style:text-properties style:font-name-asian="Times New Roman" style:font-name-complex="Calibri" fo:font-size="16pt" style:font-size-asian="16pt" style:font-size-complex="16pt" style:language-asian="fr" style:country-asian="FR"/>
    </style:style>
    <style:style style:name="P59" style:parent-style-name="Normal" style:family="paragraph">
      <style:text-properties style:font-name-asian="Times New Roman" style:font-name-complex="Calibri" fo:font-size="16pt" style:font-size-asian="16pt" style:font-size-complex="16pt" style:language-asian="fr" style:country-asian="FR"/>
    </style:style>
    <style:style style:name="P60" style:parent-style-name="Normal" style:family="paragraph">
      <style:paragraph-properties style:line-height-at-least="0.1979in" fo:background-color="#FFFFFF"/>
      <style:text-properties fo:hyphenate="true"/>
    </style:style>
    <style:style style:name="T61" style:parent-style-name="Policepardéfaut" style:family="text">
      <style:text-properties style:font-name-asian="Times New Roman" style:font-name-complex="Calibri" fo:font-size="16pt" style:font-size-asian="16pt" style:font-size-complex="16pt" style:language-asian="fr" style:country-asian="FR"/>
    </style:style>
    <style:style style:name="T62" style:parent-style-name="Policepardéfaut" style:family="text">
      <style:text-properties style:font-name="Consolas" style:font-name-asian="Times New Roman" fo:color="#800000" fo:font-size="10.5pt" style:font-size-asian="10.5pt" style:font-size-complex="10.5pt" style:language-asian="fr" style:country-asian="FR"/>
    </style:style>
    <style:style style:name="T63"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64"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65"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66" style:parent-style-name="Policepardéfaut" style:family="text">
      <style:text-properties style:font-name="Consolas" style:font-name-asian="Times New Roman" fo:color="#0000FF" fo:font-size="10.5pt" style:font-size-asian="10.5pt" style:font-size-complex="10.5pt" style:language-asian="fr" style:country-asian="FR"/>
    </style:style>
    <style:style style:name="T67"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68"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69"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70" style:parent-style-name="Policepardéfaut" style:family="text">
      <style:text-properties style:font-name="Consolas" style:font-name-asian="Times New Roman" fo:color="#0000FF" fo:font-size="10.5pt" style:font-size-asian="10.5pt" style:font-size-complex="10.5pt" style:language-asian="fr" style:country-asian="FR"/>
    </style:style>
    <style:style style:name="T71"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72"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73"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74" style:parent-style-name="Policepardéfaut" style:family="text">
      <style:text-properties style:font-name="Consolas" style:font-name-asian="Times New Roman" fo:color="#0000FF" fo:font-size="10.5pt" style:font-size-asian="10.5pt" style:font-size-complex="10.5pt" style:language-asian="fr" style:country-asian="FR"/>
    </style:style>
    <style:style style:name="T75"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76"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77"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78" style:parent-style-name="Policepardéfaut" style:family="text">
      <style:text-properties style:font-name="Consolas" style:font-name-asian="Times New Roman" fo:color="#0000FF" fo:font-size="10.5pt" style:font-size-asian="10.5pt" style:font-size-complex="10.5pt" style:language-asian="fr" style:country-asian="FR"/>
    </style:style>
    <style:style style:name="T79" style:parent-style-name="Policepardéfaut" style:family="text">
      <style:text-properties style:font-name="Consolas" style:font-name-asian="Times New Roman" fo:color="#800000" fo:font-size="10.5pt" style:font-size-asian="10.5pt" style:font-size-complex="10.5pt" style:language-asian="fr" style:country-asian="FR"/>
    </style:style>
    <style:style style:name="T80" style:parent-style-name="Policepardéfaut" style:family="text">
      <style:text-properties style:font-name-asian="Times New Roman" style:font-name-complex="Calibri" fo:font-size="16pt" style:font-size-asian="16pt" style:font-size-complex="16pt" style:language-asian="fr" style:country-asian="FR"/>
    </style:style>
    <style:style style:name="T81" style:parent-style-name="Policepardéfaut" style:family="text">
      <style:text-properties style:font-name-asian="Times New Roman" style:font-name-complex="Calibri" fo:font-size="16pt" style:font-size-asian="16pt" style:font-size-complex="16pt" style:language-asian="fr" style:country-asian="FR"/>
    </style:style>
    <style:style style:name="T82" style:parent-style-name="Policepardéfaut" style:family="text">
      <style:text-properties style:font-name-asian="Times New Roman" style:font-name-complex="Calibri" fo:font-size="16pt" style:font-size-asian="16pt" style:font-size-complex="16pt" style:language-asian="fr" style:country-asian="FR"/>
    </style:style>
    <style:style style:name="P83" style:parent-style-name="Normal" style:family="paragraph">
      <style:paragraph-properties style:line-height-at-least="0.1979in" fo:background-color="#FFFFFF"/>
      <style:text-properties fo:hyphenate="true"/>
    </style:style>
    <style:style style:name="T84" style:parent-style-name="Policepardéfaut" style:family="text">
      <style:text-properties style:font-name-asian="Times New Roman" style:font-name-complex="Calibri" fo:font-size="16pt" style:font-size-asian="16pt" style:font-size-complex="16pt" style:language-asian="fr" style:country-asian="FR"/>
    </style:style>
    <style:style style:name="T85" style:parent-style-name="Policepardéfaut" style:family="text">
      <style:text-properties style:font-name="Consolas" style:font-name-asian="Times New Roman" fo:color="#800000" fo:font-size="10.5pt" style:font-size-asian="10.5pt" style:font-size-complex="10.5pt" style:language-asian="fr" style:country-asian="FR"/>
    </style:style>
    <style:style style:name="T86"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87"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88"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89" style:parent-style-name="Policepardéfaut" style:family="text">
      <style:text-properties style:font-name="Consolas" style:font-name-asian="Times New Roman" fo:color="#0000FF" fo:font-size="10.5pt" style:font-size-asian="10.5pt" style:font-size-complex="10.5pt" style:language-asian="fr" style:country-asian="FR"/>
    </style:style>
    <style:style style:name="T90"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91"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92"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93" style:parent-style-name="Policepardéfaut" style:family="text">
      <style:text-properties style:font-name="Consolas" style:font-name-asian="Times New Roman" fo:color="#0000FF" fo:font-size="10.5pt" style:font-size-asian="10.5pt" style:font-size-complex="10.5pt" style:language-asian="fr" style:country-asian="FR"/>
    </style:style>
    <style:style style:name="T94"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95"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96"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97" style:parent-style-name="Policepardéfaut" style:family="text">
      <style:text-properties style:font-name="Consolas" style:font-name-asian="Times New Roman" fo:color="#0000FF" fo:font-size="10.5pt" style:font-size-asian="10.5pt" style:font-size-complex="10.5pt" style:language-asian="fr" style:country-asian="FR"/>
    </style:style>
    <style:style style:name="T98" style:parent-style-name="Policepardéfaut" style:family="text">
      <style:text-properties style:font-name="Consolas" style:font-name-asian="Times New Roman" fo:color="#0000FF" fo:font-size="10.5pt" style:font-size-asian="10.5pt" style:font-size-complex="10.5pt" style:language-asian="fr" style:country-asian="FR"/>
    </style:style>
    <style:style style:name="T99" style:parent-style-name="Policepardéfaut" style:family="text">
      <style:text-properties style:font-name="Consolas" style:font-name-asian="Times New Roman" fo:color="#0000FF" fo:font-size="10.5pt" style:font-size-asian="10.5pt" style:font-size-complex="10.5pt" style:language-asian="fr" style:country-asian="FR"/>
    </style:style>
    <style:style style:name="T100" style:parent-style-name="Policepardéfaut" style:family="text">
      <style:text-properties style:font-name="Consolas" style:font-name-asian="Times New Roman" fo:color="#800000" fo:font-size="10.5pt" style:font-size-asian="10.5pt" style:font-size-complex="10.5pt" style:language-asian="fr" style:country-asian="FR"/>
    </style:style>
    <style:style style:name="T101" style:parent-style-name="Policepardéfaut" style:family="text">
      <style:text-properties style:font-name-asian="Times New Roman" style:font-name-complex="Calibri" fo:font-size="16pt" style:font-size-asian="16pt" style:font-size-complex="16pt" style:language-asian="fr" style:country-asian="FR"/>
    </style:style>
    <style:style style:name="T102" style:parent-style-name="Policepardéfaut" style:family="text">
      <style:text-properties style:font-name-asian="Times New Roman" style:font-name-complex="Calibri" fo:font-size="16pt" style:font-size-asian="16pt" style:font-size-complex="16pt" style:language-asian="fr" style:country-asian="FR"/>
    </style:style>
    <style:style style:name="P103" style:parent-style-name="Normal" style:family="paragraph">
      <style:paragraph-properties style:line-height-at-least="0.1979in" fo:background-color="#FFFFFF"/>
      <style:text-properties style:font-name-asian="Times New Roman" style:font-name-complex="Calibri" fo:font-size="16pt" style:font-size-asian="16pt" style:font-size-complex="16pt" style:language-asian="fr" style:country-asian="FR" fo:hyphenate="true"/>
    </style:style>
    <style:style style:name="P104" style:parent-style-name="Normal" style:family="paragraph">
      <style:paragraph-properties style:line-height-at-least="0.1979in" fo:background-color="#FFFFFF"/>
      <style:text-properties fo:hyphenate="true"/>
    </style:style>
    <style:style style:name="T105" style:parent-style-name="Policepardéfaut" style:family="text">
      <style:text-properties style:font-name-asian="Times New Roman" style:font-name-complex="Calibri" fo:font-size="16pt" style:font-size-asian="16pt" style:font-size-complex="16pt" style:language-asian="fr" style:country-asian="FR"/>
    </style:style>
    <style:style style:name="T106" style:parent-style-name="Policepardéfaut" style:family="text">
      <style:text-properties style:font-name-asian="Times New Roman" style:font-name-complex="Calibri" fo:font-size="16pt" style:font-size-asian="16pt" style:font-size-complex="16pt" style:language-asian="fr" style:country-asian="FR"/>
    </style:style>
    <style:style style:name="T107" style:parent-style-name="Policepardéfaut" style:family="text">
      <style:text-properties style:font-name-asian="Times New Roman" style:font-name-complex="Calibri" fo:font-size="16pt" style:font-size-asian="16pt" style:font-size-complex="16pt" style:language-asian="fr" style:country-asian="FR"/>
    </style:style>
    <style:style style:name="T108" style:parent-style-name="Policepardéfaut" style:family="text">
      <style:text-properties style:font-name-asian="Times New Roman" style:font-name-complex="Calibri" fo:font-size="16pt" style:font-size-asian="16pt" style:font-size-complex="16pt" style:language-asian="fr" style:country-asian="FR"/>
    </style:style>
    <style:style style:name="T109"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110"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11" style:parent-style-name="Policepardéfaut" style:family="text">
      <style:text-properties style:font-name="Consolas" style:font-name-asian="Times New Roman" fo:color="#0451A5" fo:font-size="10.5pt" style:font-size-asian="10.5pt" style:font-size-complex="10.5pt" style:language-asian="fr" style:country-asian="FR"/>
    </style:style>
    <style:style style:name="T112"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13" style:parent-style-name="Policepardéfaut" style:family="text">
      <style:text-properties style:font-name-asian="Times New Roman" style:font-name-complex="Calibri" fo:color="#000000" fo:font-size="16pt" style:font-size-asian="16pt" style:font-size-complex="16pt" style:language-asian="fr" style:country-asian="FR"/>
    </style:style>
    <style:style style:name="T114" style:parent-style-name="Policepardéfaut" style:family="text">
      <style:text-properties style:font-name-asian="Times New Roman" style:font-name-complex="Calibri" fo:font-size="16pt" style:font-size-asian="16pt" style:font-size-complex="16pt" style:language-asian="fr" style:country-asian="FR"/>
    </style:style>
    <style:style style:name="T115"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116"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17"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118" style:parent-style-name="Policepardéfaut" style:family="text">
      <style:text-properties style:font-name-asian="Times New Roman" style:font-name-complex="Calibri" fo:font-size="16pt" style:font-size-asian="16pt" style:font-size-complex="16pt" style:language-asian="fr" style:country-asian="FR"/>
    </style:style>
    <style:style style:name="T119"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120"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21"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122"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23" style:parent-style-name="Policepardéfaut" style:family="text">
      <style:text-properties style:font-name-asian="Times New Roman" style:font-name-complex="Calibri" fo:font-size="16pt" style:font-size-asian="16pt" style:font-size-complex="16pt" style:language-asian="fr" style:country-asian="FR"/>
    </style:style>
    <style:style style:name="T124"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125"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26"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127"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28" style:parent-style-name="Policepardéfaut" style:family="text">
      <style:text-properties style:font-name="Consolas" style:font-name-asian="Times New Roman" fo:color="#0451A5" fo:font-size="10.5pt" style:font-size-asian="10.5pt" style:font-size-complex="10.5pt" style:language-asian="fr" style:country-asian="FR"/>
    </style:style>
    <style:style style:name="T129"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30" style:parent-style-name="Policepardéfaut" style:family="text">
      <style:text-properties style:font-name="Consolas" style:font-name-asian="Times New Roman" fo:color="#0451A5" fo:font-size="10.5pt" style:font-size-asian="10.5pt" style:font-size-complex="10.5pt" style:language-asian="fr" style:country-asian="FR"/>
    </style:style>
    <style:style style:name="T131"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32" style:parent-style-name="Policepardéfaut" style:family="text">
      <style:text-properties style:font-name-asian="Times New Roman" style:font-name-complex="Calibri" fo:font-size="16pt" style:font-size-asian="16pt" style:font-size-complex="16pt" style:language-asian="fr" style:country-asian="FR"/>
    </style:style>
    <style:style style:name="T133"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134"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35"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136"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37"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138"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39"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140"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41" style:parent-style-name="Policepardéfaut" style:family="text">
      <style:text-properties style:font-name="Consolas" style:font-name-asian="Times New Roman" fo:color="#0451A5" fo:font-size="10.5pt" style:font-size-asian="10.5pt" style:font-size-complex="10.5pt" style:language-asian="fr" style:country-asian="FR"/>
    </style:style>
    <style:style style:name="T142"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43" style:parent-style-name="Policepardéfaut" style:family="text">
      <style:text-properties style:font-name-asian="Times New Roman" style:font-name-complex="Calibri" fo:font-size="16pt" style:font-size-asian="16pt" style:font-size-complex="16pt" style:language-asian="fr" style:country-asian="FR"/>
    </style:style>
    <style:style style:name="T144"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145"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46"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147"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48" style:parent-style-name="Policepardéfaut" style:family="text">
      <style:text-properties style:font-name-asian="Times New Roman" style:font-name-complex="Calibri" fo:font-size="16pt" style:font-size-asian="16pt" style:font-size-complex="16pt" style:language-asian="fr" style:country-asian="FR"/>
    </style:style>
    <style:style style:name="T149"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150"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51"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152"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53" style:parent-style-name="Policepardéfaut" style:family="text">
      <style:text-properties style:font-name-asian="Times New Roman" style:font-name-complex="Calibri" fo:font-size="16pt" style:font-size-asian="16pt" style:font-size-complex="16pt" style:language-asian="fr" style:country-asian="FR"/>
    </style:style>
    <style:style style:name="P154" style:parent-style-name="Normal" style:family="paragraph">
      <style:paragraph-properties style:line-height-at-least="0.1979in" fo:background-color="#FFFFFF"/>
      <style:text-properties fo:hyphenate="true"/>
    </style:style>
    <style:style style:name="T155" style:parent-style-name="Policepardéfaut" style:family="text">
      <style:text-properties style:font-name-asian="Times New Roman" style:font-name-complex="Calibri" fo:font-size="16pt" style:font-size-asian="16pt" style:font-size-complex="16pt" style:language-asian="fr" style:country-asian="FR"/>
    </style:style>
    <style:style style:name="T156" style:parent-style-name="Policepardéfaut" style:family="text">
      <style:text-properties style:font-name-asian="Times New Roman" style:font-name-complex="Calibri" fo:font-size="16pt" style:font-size-asian="16pt" style:font-size-complex="16pt" style:language-asian="fr" style:country-asian="FR"/>
    </style:style>
    <style:style style:name="T157"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158"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59"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160"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61" style:parent-style-name="Policepardéfaut" style:family="text">
      <style:text-properties style:font-name-asian="Times New Roman" style:font-name-complex="Calibri" fo:font-size="16pt" style:font-size-asian="16pt" style:font-size-complex="16pt" style:language-asian="fr" style:country-asian="FR"/>
    </style:style>
    <style:style style:name="P162" style:parent-style-name="Normal" style:family="paragraph">
      <style:paragraph-properties style:line-height-at-least="0.1979in" fo:background-color="#FFFFFF"/>
      <style:text-properties fo:hyphenate="true"/>
    </style:style>
    <style:style style:name="T163" style:parent-style-name="Policepardéfaut" style:family="text">
      <style:text-properties style:font-name-asian="Times New Roman" style:font-name-complex="Calibri" fo:font-size="16pt" style:font-size-asian="16pt" style:font-size-complex="16pt" style:language-asian="fr" style:country-asian="FR"/>
    </style:style>
    <style:style style:name="T164" style:parent-style-name="Policepardéfaut" style:family="text">
      <style:text-properties style:font-name-asian="Times New Roman" style:font-name-complex="Calibri" fo:font-size="16pt" style:font-size-asian="16pt" style:font-size-complex="16pt" style:language-asian="fr" style:country-asian="FR"/>
    </style:style>
    <style:style style:name="T165"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166"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67"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168"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69" style:parent-style-name="Policepardéfaut" style:family="text">
      <style:text-properties style:font-name-asian="Times New Roman" style:font-name-complex="Calibri" fo:color="#000000" fo:font-size="16pt" style:font-size-asian="16pt" style:font-size-complex="16pt" style:language-asian="fr" style:country-asian="FR"/>
    </style:style>
    <style:style style:name="T170" style:parent-style-name="Policepardéfaut" style:family="text">
      <style:text-properties style:font-name-complex="Calibri" fo:color="#202124" fo:font-size="16pt" style:font-size-asian="16pt" style:font-size-complex="16pt" fo:background-color="#FFFFFF"/>
    </style:style>
    <style:style style:name="P171" style:parent-style-name="Normal" style:family="paragraph">
      <style:paragraph-properties style:line-height-at-least="0.1979in" fo:background-color="#FFFFFF"/>
      <style:text-properties fo:hyphenate="true"/>
    </style:style>
    <style:style style:name="T172" style:parent-style-name="Policepardéfaut" style:family="text">
      <style:text-properties style:font-name-complex="Calibri" fo:color="#202124" fo:font-size="16pt" style:font-size-asian="16pt" style:font-size-complex="16pt" fo:background-color="#FFFFFF"/>
    </style:style>
    <style:style style:name="T173"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174"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75" style:parent-style-name="Policepardéfaut" style:family="text">
      <style:text-properties style:font-name="Consolas" style:font-name-asian="Times New Roman" fo:color="#0451A5" fo:font-size="10.5pt" style:font-size-asian="10.5pt" style:font-size-complex="10.5pt" style:language-asian="fr" style:country-asian="FR"/>
    </style:style>
    <style:style style:name="T176"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77" style:parent-style-name="Policepardéfaut" style:family="text">
      <style:text-properties style:font-name-complex="Calibri" fo:color="#202124" fo:font-size="16pt" style:font-size-asian="16pt" style:font-size-complex="16pt" fo:background-color="#FFFFFF"/>
    </style:style>
    <style:style style:name="T178" style:parent-style-name="Policepardéfaut" style:family="text">
      <style:text-properties style:font-name-complex="Calibri" fo:color="#202124" fo:font-size="16pt" style:font-size-asian="16pt" style:font-size-complex="16pt" fo:background-color="#FFFFFF"/>
    </style:style>
    <style:style style:name="P179" style:parent-style-name="Normal" style:family="paragraph">
      <style:paragraph-properties style:line-height-at-least="0.1979in" fo:background-color="#FFFFFF"/>
      <style:text-properties fo:hyphenate="true"/>
    </style:style>
    <style:style style:name="T180" style:parent-style-name="Policepardéfaut" style:family="text">
      <style:text-properties style:font-name-complex="Calibri" fo:color="#202124" fo:font-size="16pt" style:font-size-asian="16pt" style:font-size-complex="16pt" fo:background-color="#FFFFFF"/>
    </style:style>
    <style:style style:name="T181" style:parent-style-name="Policepardéfaut" style:family="text">
      <style:text-properties style:font-name="Consolas" style:font-name-asian="Times New Roman" fo:color="#800000" fo:font-size="10.5pt" style:font-size-asian="10.5pt" style:font-size-complex="10.5pt" style:language-asian="fr" style:country-asian="FR"/>
    </style:style>
    <style:style style:name="T182"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83"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184"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85" style:parent-style-name="Policepardéfaut" style:family="text">
      <style:text-properties style:font-name="Consolas" style:font-name-asian="Times New Roman" fo:color="#0000FF" fo:font-size="10.5pt" style:font-size-asian="10.5pt" style:font-size-complex="10.5pt" style:language-asian="fr" style:country-asian="FR"/>
    </style:style>
    <style:style style:name="T186" style:parent-style-name="Policepardéfaut" style:family="text">
      <style:text-properties style:font-name="Consolas" style:font-name-asian="Times New Roman" fo:color="#800000" fo:font-size="10.5pt" style:font-size-asian="10.5pt" style:font-size-complex="10.5pt" style:language-asian="fr" style:country-asian="FR"/>
    </style:style>
    <style:style style:name="P187" style:parent-style-name="Normal" style:family="paragraph">
      <style:paragraph-properties style:line-height-at-least="0.1979in" fo:background-color="#FFFFFF"/>
      <style:text-properties style:font-name="Consolas" style:font-name-asian="Times New Roman" fo:color="#000000" fo:font-size="10.5pt" style:font-size-asian="10.5pt" style:font-size-complex="10.5pt" style:language-asian="fr" style:country-asian="FR" fo:hyphenate="true"/>
    </style:style>
    <style:style style:name="P188" style:parent-style-name="Normal" style:family="paragraph">
      <style:paragraph-properties style:line-height-at-least="0.1979in" fo:background-color="#FFFFFF"/>
      <style:text-properties fo:hyphenate="true"/>
    </style:style>
    <style:style style:name="T189" style:parent-style-name="Policepardéfaut" style:family="text">
      <style:text-properties style:font-name-complex="Calibri" fo:color="#202124" fo:font-size="16pt" style:font-size-asian="16pt" style:font-size-complex="16pt" fo:background-color="#FFFFFF"/>
    </style:style>
    <style:style style:name="T190" style:parent-style-name="Policepardéfaut" style:family="text">
      <style:text-properties style:font-name-complex="Calibri" fo:color="#202124" fo:font-size="16pt" style:font-size-asian="16pt" style:font-size-complex="16pt" fo:background-color="#FFFFFF"/>
    </style:style>
    <style:style style:name="T191" style:parent-style-name="Policepardéfaut" style:family="text">
      <style:text-properties style:font-name-complex="Calibri" fo:color="#202124" fo:font-size="16pt" style:font-size-asian="16pt" style:font-size-complex="16pt" fo:background-color="#FFFFFF"/>
    </style:style>
    <style:style style:name="T192"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193"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94" style:parent-style-name="Policepardéfaut" style:family="text">
      <style:text-properties style:font-name="Consolas" style:font-name-asian="Times New Roman" fo:color="#0451A5" fo:font-size="10.5pt" style:font-size-asian="10.5pt" style:font-size-complex="10.5pt" style:language-asian="fr" style:country-asian="FR"/>
    </style:style>
    <style:style style:name="T195"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96"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197"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198"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199"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00"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201"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02"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203"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04"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205"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06"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207"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08"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209"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10" style:parent-style-name="Policepardéfaut" style:family="text">
      <style:text-properties style:font-name="Wingdings" style:font-name-asian="Wingdings" style:font-name-complex="Wingdings" fo:color="#000000" fo:font-size="10.5pt" style:font-size-asian="10.5pt" style:font-size-complex="10.5pt" style:language-asian="fr" style:country-asian="FR"/>
    </style:style>
    <style:style style:name="T211"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12" style:parent-style-name="Policepardéfaut" style:family="text">
      <style:text-properties style:font-name-asian="Times New Roman" style:font-name-complex="Calibri" fo:color="#000000" fo:font-size="16pt" style:font-size-asian="16pt" style:font-size-complex="16pt" style:language-asian="fr" style:country-asian="FR"/>
    </style:style>
    <style:style style:name="T213" style:parent-style-name="Policepardéfaut" style:family="text">
      <style:text-properties style:font-name-complex="Calibri" fo:color="#202124" fo:font-size="16pt" style:font-size-asian="16pt" style:font-size-complex="16pt" fo:background-color="#FFFFFF"/>
    </style:style>
    <style:style style:name="T214" style:parent-style-name="Policepardéfaut" style:family="text">
      <style:text-properties style:font-name-complex="Calibri" fo:color="#202124" fo:font-size="16pt" style:font-size-asian="16pt" style:font-size-complex="16pt" fo:background-color="#FFFFFF"/>
    </style:style>
    <style:style style:name="T215"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16"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217"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18"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219"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20"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221"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22"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223"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24"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225"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26" style:parent-style-name="Policepardéfaut" style:family="text">
      <style:text-properties style:font-name="Consolas" style:font-name-asian="Times New Roman" fo:color="#098658" fo:font-size="10.5pt" style:font-size-asian="10.5pt" style:font-size-complex="10.5pt" style:language-asian="fr" style:country-asian="FR"/>
    </style:style>
    <style:style style:name="T227"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28" style:parent-style-name="Policepardéfaut" style:family="text">
      <style:text-properties style:font-name="Consolas" style:font-name-asian="Times New Roman" fo:color="#FF0000" fo:font-size="10.5pt" style:font-size-asian="10.5pt" style:font-size-complex="10.5pt" style:language-asian="fr" style:country-asian="FR"/>
    </style:style>
    <style:style style:name="T229" style:parent-style-name="Policepardéfaut" style:family="text">
      <style:text-properties style:font-name="Consolas" style:font-name-asian="Times New Roman" fo:color="#000000" fo:font-size="10.5pt" style:font-size-asian="10.5pt" style:font-size-complex="10.5pt" style:language-asian="fr" style:country-asian="FR"/>
    </style:style>
    <style:style style:name="T230" style:parent-style-name="Policepardéfaut" style:family="text">
      <style:text-properties style:font-name="Consolas" style:font-name-asian="Times New Roman" fo:color="#0451A5" fo:font-size="10.5pt" style:font-size-asian="10.5pt" style:font-size-complex="10.5pt" style:language-asian="fr" style:country-asian="FR"/>
    </style:style>
    <style:style style:name="T231" style:parent-style-name="Policepardéfaut" style:family="text">
      <style:text-properties style:font-name="Consolas" style:font-name-asian="Times New Roman" fo:color="#000000" fo:font-size="10.5pt" style:font-size-asian="10.5pt" style:font-size-complex="10.5pt" style:language-asian="fr" style:country-asian="FR"/>
    </style:style>
  </office:automatic-styles>
  <office:body>
    <office:text text:use-soft-page-breaks="true">
      <text:p text:style-name="P1">Rapport – Projet 1WEBFUN HTML / CSS</text:p>
      <text:p text:style-name="P2"/>
      <text:p text:style-name="Normal"><text:span text:style-name="T3"><text:tab/></text:span><text:span text:style-name="T4">Plan pour la réalisation du projet :</text:span></text:p>
      <text:p text:style-name="P5">Je vais commencer par créer ma page personnelle, mon CV, puis je vais faire les pages html et css de mon projet.</text:p>
      <text:p text:style-name="Normal"><text:span text:style-name="T6">Etape 1 :</text:span><text:span text:style-name="T7"><text:s/>Faire la page personnelle (le CV)</text:span></text:p>
      <text:p text:style-name="Normal"><text:span text:style-name="T8">Etape 2 :</text:span><text:span text:style-name="T9"><text:s/>Faire le projet : mon projet va être sur le football, et plus précisément sur le PSG.</text:span></text:p>
      <text:list text:style-name="LFO1" text:continue-numbering="true">
        <text:list-item>
          <text:p text:style-name="P10">Je vais faire une page de présentation du PSG</text:p>
        </text:list-item>
        <text:list-item>
          <text:p text:style-name="P11">Je vais faire une page sur Mbappé</text:p>
        </text:list-item>
        <text:list-item>
          <text:p text:style-name="P12">Je vais faire un formulaire pour les personnes intéressées par le club</text:p>
        </text:list-item>
      </text:list>
      <text:p text:style-name="P13"/>
      <text:p text:style-name="P14">Etape 1 :</text:p>
      <text:p text:style-name="P15">Je vais d’abord commencer par la mise en forme ensuite je vais mettre le contenu.</text:p>
      <text:p text:style-name="P16">Fin de l’étape 1 vers 23h.<text:line-break/>J’ai eu plus de mal avec le CSS que le HTML.</text:p>
      <text:p text:style-name="P17"/>
      <text:p text:style-name="P18">Etape 2 :</text:p>
      <text:p text:style-name="P19"><text:tab/>Le 19/11/2021</text:p>
      <text:p text:style-name="P20">Commencement de la page de présentation du PSG.</text:p>
      <text:p text:style-name="Normal"><text:span text:style-name="T21">03h<text:s/></text:span><text:span text:style-name="T22"></text:span><text:span text:style-name="T23"><text:s/>Mise en place<text:s/></text:span><text:span text:style-name="T24">d’une partie du contenu dans la page html. La suite après, il est l’heure d’aller dormir.</text:span></text:p>
      <text:p text:style-name="P25"><text:tab/></text:p>
      <text:p text:style-name="P26"><text:tab/>Le 19/11/2021</text:p>
      <text:p text:style-name="Normal"><text:span text:style-name="T27">03h<text:s/></text:span><text:span text:style-name="T28"></text:span><text:span text:style-name="T29"><text:s/>fin de la page de présentation du PSG.</text:span></text:p>
      <text:soft-page-break/>
      <text:p text:style-name="P30">J’ai réussi à faire cette page plus rapidement que celle de mon CV.</text:p>
      <text:p text:style-name="P31"/>
      <text:p text:style-name="P32"><text:tab/>Le 20/11/2021</text:p>
      <text:p text:style-name="P33">Fin de la page de<text:s/>présentation de Mbappé, et des petites corrections sur la page de présentation du PSG.</text:p>
      <text:p text:style-name="P34"/>
      <text:p text:style-name="P35"><text:tab/>Le 21/11/2021</text:p>
      <text:p text:style-name="P36">Fin de la page du formulaire.</text:p>
      <text:p text:style-name="P37">Ajout d’un sommaire sur les pages html.</text:p>
      <text:p text:style-name="P38"/>
      <text:p text:style-name="P39">Fin du projet.<text:line-break/><text:line-break/></text:p>
      <text:p text:style-name="P40">Explication du code :</text:p>
      <text:p text:style-name="P41"><text:line-break/>Pour l’étape 1 du projet, qui est la réalisation du CV, j’ai décidé de faire mon CV en plusieurs parties, et pour cela j’ai utilisé l’élément &lt;section&gt; pour chacune de ces parties. Cet élément m’a aussi aidé pour le CSS de ma page HTML.</text:p>
      <text:p text:style-name="P42">A l’intérieur de chacune des sections j’ai utilisé l’élément<text:s/>&lt;div&gt;, qui est un conteneur, et pour les différencier les uns des autres je leur aie affecter un attribut classe, j’utilise aussi cet attribut dans mon CSS pour pointer vers une classe précise lorsqu’il le faut.</text:p>
      <text:p text:style-name="P43"><text:span text:style-name="T44">A l’aide de l’ancre de lien j’ai fait un som</text:span><text:span text:style-name="T45">maire qui renvoie directement l’utilisateur vers les parties de ma page web, la ligne de code qui m’a permis cela est<text:s/></text:span><text:span text:style-name="T46">&lt;p&gt;&lt;</text:span><text:span text:style-name="T47">center</text:span><text:span text:style-name="T48">&gt;&lt;a</text:span><text:span text:style-name="T49"><text:s/></text:span><text:span text:style-name="T50">href</text:span><text:span text:style-name="T51">=</text:span><text:span text:style-name="T52">"#le_nom_de_la_classe"</text:span><text:span text:style-name="T53">&gt;</text:span><text:span text:style-name="T54">Présentation</text:span><text:span text:style-name="T55">&lt;/a&gt;&lt;/</text:span><text:span text:style-name="T56">center</text:span><text:span text:style-name="T57">&gt;&lt;/p&gt;<text:s/></text:span></text:p>
      <text:p text:style-name="P58">Puis pour la partie présentation et coordonnées j’ai décidé<text:s/>d’utiliser la balise &lt;p&gt; pour mettre ma présentation dans un paragraphe et mes coordonnées.</text:p>
      <text:soft-page-break/>
      <text:p text:style-name="P59">Ensuite pour la suite, j’ai utilisé la balise &lt;h&gt; dans un ordre croissant dans chaque « div » pour mettre les éléments. J’ai décidé d’utiliser cette balise car elle<text:s/>permet d’ajouter un titre et donc de démarquer le texte, et grâce à ses différents niveaux j’ai pu mettre les titres, qui sont les &lt;h2&gt;, les informations principales, qui sont les &lt;h3&gt;, et le reste, qui sont les &lt;h4&gt;. Ces niveaux vont permettre à l’utilisateur de distinguer l’importance des informations affiché dans la page web.</text:p>
      <text:p text:style-name="P60"><text:span text:style-name="T61">Pour chacune de mes écoles j’ai rajouté leur logo, avec la ligne de code<text:s/></text:span><text:span text:style-name="T62">&lt;h4&gt;&lt;img</text:span><text:span text:style-name="T63"><text:s/></text:span><text:span text:style-name="T64">src</text:span><text:span text:style-name="T65">=</text:span><text:span text:style-name="T66">"emplacement_de_l’image"</text:span><text:span text:style-name="T67"><text:s/></text:span><text:span text:style-name="T68">alt</text:span><text:span text:style-name="T69">=</text:span><text:span text:style-name="T70">"Logo de l'école"</text:span><text:span text:style-name="T71"><text:s/></text:span><text:span text:style-name="T72">width</text:span><text:span text:style-name="T73">=</text:span><text:span text:style-name="T74">"150"</text:span><text:span text:style-name="T75"><text:s/></text:span><text:span text:style-name="T76">height</text:span><text:span text:style-name="T77">=</text:span><text:span text:style-name="T78">"100"</text:span><text:span text:style-name="T79">/&gt;&lt;/h4&gt;<text:s/></text:span><text:span text:style-name="T80">et j’ai aussi<text:s/></text:span><text:span text:style-name="T81">fait</text:span><text:span text:style-name="T82"><text:s/>de même pour le logo de l’entreprise où j’ai fait mon stage.</text:span></text:p>
      <text:p text:style-name="P83"><text:span text:style-name="T84">A la fin de mon CV j’ai mis une partie projet, dans laquelle j’ai mis un lien qui ramène vers le projet directement. Pour cela j’ai utilisé la balise &lt;a&gt; et plus précisément la ligne de code<text:s/></text:span><text:span text:style-name="T85">&lt;a</text:span><text:span text:style-name="T86"><text:s/></text:span><text:span text:style-name="T87">href</text:span><text:span text:style-name="T88">=</text:span><text:span text:style-name="T89">"autres_page_html/presentation_psg.html"</text:span><text:span text:style-name="T90"><text:s/></text:span><text:span text:style-name="T91">title</text:span><text:span text:style-name="T92">=</text:span><text:span text:style-name="T93">"Projet sur le PSG"</text:span><text:span text:style-name="T94"><text:s/></text:span><text:span text:style-name="T95">target</text:span><text:span text:style-name="T96">=</text:span><text:span text:style-name="T97">"</text:span><text:span text:style-name="T98">_</text:span><text:span text:style-name="T99">blank"</text:span><text:span text:style-name="T100">&gt;</text:span><text:span text:style-name="T101">, l’attribut « href » est la cible du lien, c’est-à-dire la page vers laquelle on veut envoyer l’utilisateur, l’attribut « title » est le titre du lien qui s’affiche<text:s/></text:span><text:span text:style-name="T102">dans une infobulle au survol et qui va permettre d’indiquer à l’utilisateur où il va arriver. L’attribut « target » permet d’ouvrir la page dans un nouvel onglet.</text:span></text:p>
      <text:p text:style-name="P103"/>
      <text:p text:style-name="P104"><text:span text:style-name="T105">Au niveau du CSS pour le CV j’ai décidé de faire quelque chose de clair et simple, j’ai plus</text:span><text:span text:style-name="T106"><text:s/>développé le CSS pour les pages html de mon projet.</text:span><text:span text:style-name="T107"><text:line-break/></text:span><text:span text:style-name="T108">Pour mettre ma photo au centre j’ai utilisé<text:s/></text:span><text:span text:style-name="T109">text-align</text:span><text:span text:style-name="T110">:<text:s/></text:span><text:span text:style-name="T111">center</text:span><text:span text:style-name="T112">,<text:s/></text:span><text:span text:style-name="T113">pour la mettre</text:span><text:span text:style-name="T114"><text:s/>dans un rond j’ai utilisé plusieurs propriétés :<text:s/></text:span><text:span text:style-name="T115">width</text:span><text:span text:style-name="T116">:<text:s/></text:span><text:span text:style-name="T117">150px<text:s/></text:span><text:span text:style-name="T118">pour la largeur,<text:s/></text:span><text:span text:style-name="T119">height</text:span><text:span text:style-name="T120">:<text:s/></text:span><text:span text:style-name="T121">150px</text:span><text:span text:style-name="T122"><text:s/></text:span><text:span text:style-name="T123">pour la hauteur,<text:s/></text:span><text:span text:style-name="T124">border</text:span><text:span text:style-name="T125">:<text:s/></text:span><text:span text:style-name="T126">3px</text:span><text:span text:style-name="T127"><text:s/></text:span><text:span text:style-name="T128">solid</text:span><text:span text:style-name="T129"><text:s/></text:span><text:span text:style-name="T130">#fff</text:span><text:span text:style-name="T131"><text:s/></text:span><text:span text:style-name="T132">pour la bordure du rond,<text:s/></text:span><text:span text:style-name="T133">box-shadow</text:span><text:span text:style-name="T134">:<text:s/></text:span><text:span text:style-name="T135">0px</text:span><text:span text:style-name="T136"><text:s/></text:span><text:span text:style-name="T137">0px</text:span><text:span text:style-name="T138"><text:s/></text:span><text:span text:style-name="T139">10px</text:span><text:span text:style-name="T140"><text:s/></text:span><text:span text:style-name="T141">#777</text:span><text:span text:style-name="T142"><text:s/></text:span><text:span text:style-name="T143">pour la légère ombre autour du rond,<text:s/></text:span><text:span text:style-name="T144">border-radius</text:span><text:span text:style-name="T145">:<text:s/></text:span><text:span text:style-name="T146">50%</text:span><text:span text:style-name="T147"><text:s/></text:span><text:span text:style-name="T148">pour que la bordure soit ronde et<text:s/></text:span><text:span text:style-name="T149">margin-top</text:span><text:span text:style-name="T150">:<text:s/></text:span><text:span text:style-name="T151">-80px</text:span><text:span text:style-name="T152"><text:s/></text:span><text:span text:style-name="T153">pour l’espace verticale.</text:span></text:p>
      <text:p text:style-name="P154"><text:span text:style-name="T155">Pour ne pas écrire certaine partie directement au bord de</text:span><text:span text:style-name="T156"><text:s/>la page, comme la partie coordonnées, j’ai utilisé la propriété<text:s/></text:span><text:span text:style-name="T157">padding-bottom</text:span><text:span text:style-name="T158">:<text:s/></text:span><text:span text:style-name="T159">10px</text:span><text:span text:style-name="T160"><text:s/></text:span><text:span text:style-name="T161">qui permet de rajouter un espace supplémentaire et donc du coup de ne pas être directement au bord de la page.</text:span></text:p>
      <text:soft-page-break/>
      <text:p text:style-name="P162"><text:span text:style-name="T163">Pour avoir un espace un peu plus grand entre chaque<text:s/></text:span><text:span text:style-name="T164">élément j’ai utilisé la propriété<text:s/></text:span><text:span text:style-name="T165">margin-bottom</text:span><text:span text:style-name="T166">:<text:s/></text:span><text:span text:style-name="T167">10px</text:span><text:span text:style-name="T168">;<text:s/></text:span><text:span text:style-name="T169">cette balise définit<text:s/></text:span><text:span text:style-name="T170">la marge basse appliquée à un élément.</text:span></text:p>
      <text:p text:style-name="P171"><text:span text:style-name="T172">J’ai utilisé la propriété<text:s/></text:span><text:span text:style-name="T173">background-color</text:span><text:span text:style-name="T174">:<text:s/></text:span><text:span text:style-name="T175">grey</text:span><text:span text:style-name="T176">;</text:span><text:span text:style-name="T177"><text:s/>pour les attributs &lt;h2&gt; du sélecteur &lt;section&gt; pour mettre un fond gris sur chaque<text:s/></text:span><text:span text:style-name="T178">titre de partie j’ai utilisé la propriété.</text:span></text:p>
      <text:p text:style-name="P179"><text:span text:style-name="T180">Dans la partie coordonnées, j’ai mis mon adresse mail dans une balise &lt;a&gt; avec le « mailto » qui fait partie de la ligne de code<text:s/></text:span><text:span text:style-name="T181">&lt;a</text:span><text:span text:style-name="T182"><text:s/></text:span><text:span text:style-name="T183">href</text:span><text:span text:style-name="T184">=</text:span><text:span text:style-name="T185">"mailto:sidy9276@gmail.com"</text:span><text:span text:style-name="T186">&gt;</text:span></text:p>
      <text:p text:style-name="P187"/>
      <text:p text:style-name="P188"><text:span text:style-name="T189">Enfin, j’ai ajouté une ligne au pied de la page, et pour cela j’ai<text:s/></text:span><text:span text:style-name="T190">dû</text:span><text:span text:style-name="T191"><text:s/>utilisé plusieurs propriétés :<text:s/></text:span><text:span text:style-name="T192">position</text:span><text:span text:style-name="T193">:<text:s/></text:span><text:span text:style-name="T194">fixed</text:span><text:span text:style-name="T195">;<text:s/></text:span><text:span text:style-name="T196">padding</text:span><text:span text:style-name="T197">:<text:s/></text:span><text:span text:style-name="T198">10px</text:span><text:span text:style-name="T199"><text:s/></text:span><text:span text:style-name="T200">10px</text:span><text:span text:style-name="T201"><text:s/></text:span><text:span text:style-name="T202">10px</text:span><text:span text:style-name="T203"><text:s/></text:span><text:span text:style-name="T204">10px</text:span><text:span text:style-name="T205">;<text:s/></text:span><text:span text:style-name="T206">bottom</text:span><text:span text:style-name="T207">:<text:s/></text:span><text:span text:style-name="T208">0</text:span><text:span text:style-name="T209">;<text:s/></text:span><text:span text:style-name="T210"></text:span><text:span text:style-name="T211"><text:s/></text:span><text:span text:style-name="T212">cette propriété<text:s/></text:span><text:span text:style-name="T213">permet de spécifier la position du b</text:span><text:span text:style-name="T214">ord bas de la marge d'un élément positionné par rapport au bord bas,</text:span><text:span text:style-name="T215"><text:s/></text:span><text:span text:style-name="T216">left</text:span><text:span text:style-name="T217">:<text:s/></text:span><text:span text:style-name="T218">0</text:span><text:span text:style-name="T219">;<text:s/></text:span><text:span text:style-name="T220">width</text:span><text:span text:style-name="T221">:<text:s/></text:span><text:span text:style-name="T222">100%</text:span><text:span text:style-name="T223">;<text:s/></text:span><text:span text:style-name="T224">height</text:span><text:span text:style-name="T225">:<text:s/></text:span><text:span text:style-name="T226">40px</text:span><text:span text:style-name="T227">;<text:s/></text:span><text:span text:style-name="T228">background</text:span><text:span text:style-name="T229">:<text:s/></text:span><text:span text:style-name="T230">lightgrey</text:span><text:span text:style-name="T231">;.</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brahima Diallo</meta:initial-creator>
    <dc:creator>Ibrahima Diallo</dc:creator>
    <meta:creation-date>2021-11-18T09:48:00Z</meta:creation-date>
    <dc:date>2021-11-24T15:53:00Z</dc:date>
    <meta:template xlink:href="Normal" xlink:type="simple"/>
    <meta:editing-cycles>19</meta:editing-cycles>
    <meta:editing-duration>PT84720S</meta:editing-duration>
    <meta:document-statistic meta:page-count="4" meta:paragraph-count="10" meta:word-count="785" meta:character-count="5098" meta:row-count="36" meta:non-whitespace-character-count="4323"/>
  </office:meta>
</office:document-meta>
</file>